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/>
    <style:font-face style:name="Symbol" svg:font-family="Symbol" style:font-family-generic="roman" style:font-pitch="variable" style:font-charset="x-symbol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3.073cm"/>
    </style:style>
    <style:style style:name="Таблица1.B" style:family="table-column">
      <style:table-column-properties style:column-width="3.395cm"/>
    </style:style>
    <style:style style:name="Таблица1.C" style:family="table-column">
      <style:table-column-properties style:column-width="4.93cm"/>
    </style:style>
    <style:style style:name="Таблица1.D" style:family="table-column">
      <style:table-column-properties style:column-width="3.016cm"/>
    </style:style>
    <style:style style:name="Таблица1.E" style:family="table-column">
      <style:table-column-properties style:column-width="2.586cm"/>
    </style:style>
    <style:style style:name="Таблица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right="0cm">
        <style:tab-stops>
          <style:tab-stop style:position="0cm"/>
        </style:tab-stops>
      </style:paragraph-properties>
      <style:text-properties officeooo:paragraph-rsid="001598bf"/>
    </style:style>
    <style:style style:name="P3" style:family="paragraph" style:parent-style-name="Heading_20_2">
      <style:paragraph-properties fo:margin-right="0cm" fo:break-before="page">
        <style:tab-stops>
          <style:tab-stop style:position="0cm"/>
        </style:tab-stops>
      </style:paragraph-properties>
      <style:text-properties officeooo:paragraph-rsid="001598bf"/>
    </style:style>
    <style:style style:name="P4" style:family="paragraph" style:parent-style-name="Heading_20_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" style:family="paragraph" style:parent-style-name="Heading_20_3">
      <style:paragraph-properties fo:margin-left="0cm" fo:margin-right="0cm" fo:text-indent="0cm" style:auto-text-indent="false" fo:break-before="page"/>
      <style:text-properties fo:font-size="11pt" style:font-size-asian="11pt" style:font-size-complex="11pt"/>
    </style:style>
    <style:style style:name="P6" style:family="paragraph" style:parent-style-name="Heading_20_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8" style:family="paragraph" style:parent-style-name="Table_20_Heading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font-size="11pt" officeooo:rsid="001598bf" officeooo:paragraph-rsid="001598bf" style:font-size-asian="11pt" style:font-size-complex="11pt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ext_20_body">
      <style:paragraph-properties fo:margin-left="0cm" fo:margin-right="0cm" fo:text-indent="0cm" style:auto-text-indent="false" fo:padding="0cm" fo:border="none"/>
      <style:text-properties fo:font-size="11pt" officeooo:paragraph-rsid="001598bf" style:font-size-asian="11pt" style:font-size-complex="11pt"/>
    </style:style>
    <style:style style:name="P14" style:family="paragraph" style:parent-style-name="Heading_20_3">
      <style:paragraph-properties fo:margin-left="0cm" fo:margin-right="0cm" fo:text-indent="0cm" style:auto-text-indent="false"/>
      <style:text-properties officeooo:paragraph-rsid="00171476"/>
    </style:style>
    <style:style style:name="P15" style:family="paragraph" style:parent-style-name="Heading_20_4">
      <style:paragraph-properties fo:margin-left="0cm" fo:margin-right="0cm" fo:text-indent="0cm" style:auto-text-indent="false"/>
    </style:style>
    <style:style style:name="P16" style:family="paragraph" style:parent-style-name="Preformatted_20_Text">
      <style:paragraph-properties fo:margin-left="0cm" fo:margin-right="0cm" fo:margin-top="0cm" fo:margin-bottom="0.397cm" style:contextual-spacing="false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8" style:family="paragraph" style:parent-style-name="Preformatted_20_Text">
      <style:paragraph-properties fo:margin-top="0cm" fo:margin-bottom="0.397cm" style:contextual-spacing="false" fo:padding="0cm" fo:border="none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0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2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4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5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6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27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8" style:family="paragraph" style:parent-style-name="Text_20_body" style:list-style-name="L12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2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paragraph-rsid="00171476" style:font-size-asian="11pt" style:font-size-complex="11pt"/>
    </style:style>
    <style:style style:name="P3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1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3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3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3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5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36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37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8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9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40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1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42" style:family="paragraph" style:parent-style-name="Text_20_body" style:list-style-name="L10">
      <style:paragraph-properties fo:margin-left="0cm" fo:margin-right="0cm" fo:text-indent="0cm" style:auto-text-indent="false" fo:padding="0cm" fo:border="none"/>
    </style:style>
    <style:style style:name="P43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4" style:family="paragraph" style:parent-style-name="Text_20_body">
      <style:paragraph-properties fo:margin-left="0cm" fo:margin-right="0cm" fo:margin-top="0.25cm" fo:margin-bottom="0.25cm" style:contextual-spacing="false" fo:text-indent="0cm" style:auto-text-indent="false" fo:padding="0cm" fo:border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71476" style:font-size-asian="11pt" style:font-size-complex="11pt"/>
    </style:style>
    <style:style style:name="T3" style:family="text">
      <style:text-properties fo:font-size="11pt" style:font-size-asian="11pt" style:font-size-complex="11pt" loext:padding="0cm" loext:border="none"/>
    </style:style>
    <style:style style:name="T4" style:family="text">
      <style:text-properties fo:font-size="11pt" officeooo:rsid="0017ed3e" style:font-size-asian="11pt" style:font-size-complex="11pt"/>
    </style:style>
    <style:style style:name="T5" style:family="text">
      <style:text-properties fo:font-size="11pt" fo:language="en" fo:country="US" officeooo:rsid="001598bf" style:font-size-asian="11pt" style:font-size-complex="11pt"/>
    </style:style>
    <style:style style:name="T6" style:family="text">
      <style:text-properties fo:font-size="11pt" fo:language="en" fo:country="US" officeooo:rsid="00171476" style:font-size-asian="11pt" style:font-size-complex="11pt"/>
    </style:style>
    <style:style style:name="T7" style:family="text">
      <style:text-properties fo:font-size="11pt" fo:language="ru" fo:country="RU" style:font-size-asian="11pt" style:font-size-complex="11pt"/>
    </style:style>
    <style:style style:name="T8" style:family="text">
      <style:text-properties fo:font-size="11pt" fo:language="ru" fo:country="RU" officeooo:rsid="00171476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 style:font-weight-complex="bold" loext:padding="0cm" loext:border="none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598bf"/>
    </style:style>
    <style:style style:name="T12" style:family="text">
      <style:text-properties officeooo:rsid="001598bf"/>
    </style:style>
    <style:style style:name="T13" style:family="text">
      <style:text-properties officeooo:rsid="00171476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Strong_20_Emphasis"><text:span text:style-name="T1">Руководство программиста</text:span></text:span></text:h>
      <text:h text:style-name="P4" text:outline-level="3">1. Титульный лист</text:h>
      <text:p text:style-name="P17"><text:span text:style-name="Strong_20_Emphasis"><text:span text:style-name="T1">Название программы:</text:span></text:span><text:span text:style-name="T1"> </text:span><text:span text:style-name="T5">Shooter.io</text:span></text:p>
      <text:p text:style-name="P17"><text:span text:style-name="Strong_20_Emphasis"><text:span text:style-name="T1">Язык программирования:</text:span></text:span><text:span text:style-name="T1"> Python</text:span></text:p>
      <text:p text:style-name="P17"><text:span text:style-name="Strong_20_Emphasis"><text:span text:style-name="T1">Библиотека:</text:span></text:span><text:span text:style-name="T1"> Pygame</text:span></text:p>
      <text:p text:style-name="P17"><text:span text:style-name="Strong_20_Emphasis"><text:span text:style-name="T1">Название документа:</text:span></text:span><text:span text:style-name="T1"> Руководство программиста</text:span></text:p>
      <text:p text:style-name="P17"><text:span text:style-name="Strong_20_Emphasis"><text:span text:style-name="T1">Разработчики:</text:span></text:span></text:p>
      <text:list text:style-name="L1">
        <text:list-item>
          <text:p text:style-name="P29"><text:span text:style-name="T13">Антонов Иван Юрьевич</text:span></text:p>
        </text:list-item>
      </text:list>
      <text:p text:style-name="P44"><text:span text:style-name="Strong_20_Emphasis"><text:span text:style-name="T1">Руководитель:</text:span></text:span><text:span text:style-name="T1"> </text:span><text:span text:style-name="T2">Антонов Иван Юрьевич</text:span></text:p>
      <text:p text:style-name="P17"><text:span text:style-name="Strong_20_Emphasis"><text:span text:style-name="T1">Санкт-Петербург, 202</text:span></text:span><text:span text:style-name="Strong_20_Emphasis"><text:span text:style-name="T2">5</text:span></text:span></text:p>
      <text:h text:style-name="P4" text:outline-level="3"/>
      <text:h text:style-name="P5" text:outline-level="3">2. Аннотация</text:h>
      <text:p text:style-name="P13">Данный документ представляет собой руководство для программистов, работающих с кодом игры <text:span text:style-name="T11">Shooter.io</text:span>. В нем содержится описание архитектуры программы, постановка задачи, формализация алгоритма, листинг кода, тестовые примеры, инструкция по размещению и требования к программным и аппаратным средствам. Цель документа – предоставить всю необходимую информацию для понимания, модификации и расширения функциональности игры.</text:p>
      <text:h text:style-name="P4" text:outline-level="3"/>
      <text:h text:style-name="P5" text:outline-level="3">3. Содержание</text:h>
      <text:list text:style-name="L2">
        <text:list-item>
          <text:p text:style-name="P19">Титульный лист</text:p>
        </text:list-item>
        <text:list-item>
          <text:p text:style-name="P19">Аннотация</text:p>
        </text:list-item>
        <text:list-item>
          <text:p text:style-name="P19">Содержание</text:p>
        </text:list-item>
        <text:list-item>
          <text:p text:style-name="P19">Постановка задачи</text:p>
        </text:list-item>
        <text:list-item>
          <text:p text:style-name="P19">Формализация алгоритма</text:p>
        </text:list-item>
        <text:list-item>
          <text:p text:style-name="P19">Листинг программы</text:p>
        </text:list-item>
        <text:list-item>
          <text:p text:style-name="P19">Тестовые примеры</text:p>
        </text:list-item>
        <text:list-item>
          <text:p text:style-name="P19">Описание размещения</text:p>
        </text:list-item>
        <text:list-item>
          <text:p text:style-name="P20">Требования к программным и аппаратным средствам</text:p>
        </text:list-item>
      </text:list>
      <text:h text:style-name="P4" text:outline-level="3"/>
      <text:h text:style-name="P5" text:outline-level="3">4. Постановка задачи</text:h>
      <text:p text:style-name="P13">Разработать <text:span text:style-name="T11">Shooter.io</text:span> игру с использованием библиотеки Pygame. Игра должна включать в себя следующие основные компоненты:</text:p>
      <text:list text:style-name="L3">
        <text:list-item>
          <text:p text:style-name="P30"><text:span text:style-name="Strong_20_Emphasis"><text:span text:style-name="T1">Случайная генерация уровней:</text:span></text:span><text:span text:style-name="T1"> Создание уникальных игровых миров с использованием алгоритмов клеточного автомата.</text:span></text:p>
        </text:list-item>
        <text:list-item>
          <text:p text:style-name="P30"><text:span text:style-name="Strong_20_Emphasis"><text:span text:style-name="T1">Управление персонажем:</text:span></text:span><text:span text:style-name="T1"> Реализация передвижения персонажа и взаимодействия с игровым миром.</text:span></text:p>
        </text:list-item>
        <text:list-item>
          <text:p text:style-name="P30"><text:span text:style-name="Strong_20_Emphasis"><text:span text:style-name="T1">Система боя:</text:span></text:span><text:span text:style-name="T1"> Обеспечение возможности атаковать и уничтожать врагов.</text:span></text:p>
        </text:list-item>
        <text:list-item>
          <text:p text:style-name="P30"><text:span text:style-name="Strong_20_Emphasis"><text:span text:style-name="T1">Система улучшения персонажа:</text:span></text:span><text:span text:style-name="T1"> Реализация получения опыта за убийство врагов и повышения уровня персонажа с возможностью улучшения характеристик.</text:span></text:p>
        </text:list-item>
        <text:list-item>
          <text:p text:style-name="P30"><text:span text:style-name="Strong_20_Emphasis"><text:span text:style-name="T1">Разнообразные враги:</text:span></text:span><text:span text:style-name="T1"> Создание различных типов врагов с уникальным поведением.</text:span></text:p>
        </text:list-item>
        <text:list-item>
          <text:p text:style-name="P30"><text:span text:style-name="Strong_20_Emphasis"><text:span text:style-name="T1">Различное оружие:</text:span></text:span><text:span text:style-name="T1"> Реализация различных видов оружия со своими характеристиками.</text:span></text:p>
        </text:list-item>
        <text:list-item>
          <text:p text:style-name="P30"><text:span text:style-name="Strong_20_Emphasis"><text:span text:style-name="T1">Пользовательский интерфейс:</text:span></text:span><text:span text:style-name="T1"> Отображение необходимой информации для игрока (здоровье </text:span><text:span text:style-name="T2">и </text:span><text:span text:style-name="T1">опыт).</text:span></text:p>
        </text:list-item>
        <text:list-item>
          <text:p text:style-name="P30"><text:span text:style-name="Strong_20_Emphasis"><text:span text:style-name="T1">Меню и настройки:</text:span></text:span><text:span text:style-name="T1"> Реализация главного меню, настроек громкости и экрана выбора оружия.</text:span></text:p>
        </text:list-item>
        <text:list-item>
          <text:p text:style-name="P31"><text:span text:style-name="Strong_20_Emphasis"><text:span text:style-name="T1">Сохранение статистики:</text:span></text:span><text:span text:style-name="T1"> Реализация записи времени игры в базу данных.</text:span></text:p>
        </text:list-item>
      </text:list>
      <text:h text:style-name="P4" text:outline-level="3"/>
      <text:h text:style-name="P5" text:outline-level="3">5. Формализация алгоритма</text:h>
      <text:p text:style-name="P9">Архитектура программы построена по принципу MVC (Model-View-Controller), хотя и в упрощенном виде. Основные компоненты:</text:p>
      <text:list text:style-name="L4">
        <text:list-item>
          <text:p text:style-name="P32"><text:span text:style-name="Strong_20_Emphasis"><text:span text:style-name="T1">Model:</text:span></text:span><text:span text:style-name="T1"> Содержит данные игры и логику их обработки (сущности, генерация мира, механика боя).</text:span></text:p>
        </text:list-item>
        <text:list-item>
          <text:p text:style-name="P32"><text:span text:style-name="Strong_20_Emphasis"><text:span text:style-name="T1">View:</text:span></text:span><text:span text:style-name="T1"> Отвечает за отображение данных на экране.</text:span></text:p>
        </text:list-item>
        <text:list-item>
          <text:p text:style-name="P33"><text:span text:style-name="Strong_20_Emphasis"><text:span text:style-name="T1">Controller:</text:span></text:span><text:span text:style-name="T1"> Обрабатывает ввод пользователя и управляет взаимодействием между Model и View.</text:span></text:p>
        </text:list-item>
      </text:list>
      <text:h text:style-name="P6" text:outline-level="4">Основные подпрограммы и их назначение:</text:h>
      <text:list text:style-name="L5">
        <text:list-item>
          <text:p text:style-name="P34"><text:span text:style-name="Strong_20_Emphasis"><text:span text:style-name="T1">main.py:</text:span></text:span><text:span text:style-name="T1"> Точка входа в программу. Инициализирует Pygame, создает экземпляр </text:span><text:span text:style-name="Source_20_Text"><text:span text:style-name="T3">SceneHub</text:span></text:span><text:span text:style-name="T1">, управляет игровым циклом и обрабатывает события.</text:span></text:p>
        </text:list-item>
        <text:list-item>
          <text:p text:style-name="P34"><text:span text:style-name="Strong_20_Emphasis"><text:span text:style-name="T1">SpriteHub.py:</text:span></text:span><text:span text:style-name="T1"> Контейнер для хранения всех спрайтов в игре (игрок, враги, стены, пули). Предоставляет методы для добавления и управления спрайтами.</text:span></text:p>
        </text:list-item>
        <text:list-item>
          <text:p text:style-name="P34"><text:span text:style-name="Strong_20_Emphasis"><text:span text:style-name="T1">EntitiesImages.py:</text:span></text:span><text:span text:style-name="T1"> Хранит поверхности (images) для разных игровых сущностей, таких как стены, мобы и пули.</text:span></text:p>
        </text:list-item>
        <text:list-item>
          <text:p text:style-name="P34"><text:span text:style-name="Strong_20_Emphasis"><text:span text:style-name="T1">Bullet.py:</text:span></text:span><text:span text:style-name="T1"> Реализует класс пули. Отвечает за движение пули, обнаружение столкновений и нанесение урона.</text:span></text:p>
        </text:list-item>
        <text:list-item>
          <text:p text:style-name="P34"><text:span text:style-name="Strong_20_Emphasis"><text:span text:style-name="T1">Gun.py:</text:span></text:span><text:span text:style-name="T1"> Содержит базовый класс </text:span><text:span text:style-name="Source_20_Text"><text:span text:style-name="T3">Guns</text:span></text:span><text:span text:style-name="T1"> и классы, наследуемые от него, для разных видов оружия (пистолет, дробовик). Отвечает за логику стрельбы и перезарядки оружия.</text:span></text:p>
        </text:list-item>
        <text:list-item>
          <text:p text:style-name="P34"><text:span text:style-name="Strong_20_Emphasis"><text:span text:style-name="T1">Mob.py:</text:span></text:span><text:span text:style-name="T1"> Реализует класс врага (</text:span><text:span text:style-name="Source_20_Text"><text:span text:style-name="T3">Mob</text:span></text:span><text:span text:style-name="T1"> и </text:span><text:span text:style-name="Source_20_Text"><text:span text:style-name="T3">Boss</text:span></text:span><text:span text:style-name="T1">). Отвечает за передвижение врагов, нанесение урона игроку, получение урона и отображение здоровья.</text:span></text:p>
        </text:list-item>
        <text:list-item>
          <text:p text:style-name="P34"><text:span text:style-name="Strong_20_Emphasis"><text:span text:style-name="T1">Player.py:</text:span></text:span><text:span text:style-name="T1"> Реализует класс игрока. Отвечает за передвижение игрока, стрельбу, получение урона и управление оружием.</text:span></text:p>
        </text:list-item>
        <text:list-item>
          <text:p text:style-name="P34"><text:span text:style-name="Strong_20_Emphasis"><text:span text:style-name="T1">Wall.py:</text:span></text:span><text:span text:style-name="T1"> Реализует класс стены. Функция </text:span><text:span text:style-name="Source_20_Text"><text:span text:style-name="T3">generate_walls</text:span></text:span><text:span text:style-name="T1"> генерирует случайные стены на основе клеточного автомата.</text:span></text:p>
        </text:list-item>
        <text:list-item>
          <text:p text:style-name="P34"><text:span text:style-name="Strong_20_Emphasis"><text:span text:style-name="T1">Config.py:</text:span></text:span><text:span text:style-name="T1"> Содержит глобальные настройки игры (размеры экрана, FPS, текущее оружие и т.д.).</text:span></text:p>
        </text:list-item>
        <text:list-item>
          <text:p text:style-name="P34"><text:span text:style-name="Strong_20_Emphasis"><text:span text:style-name="T1">DataBase.py:</text:span></text:span><text:span text:style-name="T1"> Содержит функции для работы с базой данных (создание, добавление времени игры, получение общего времени).</text:span></text:p>
        </text:list-item>
        <text:list-item>
          <text:p text:style-name="P34"><text:span text:style-name="Strong_20_Emphasis"><text:span text:style-name="T1">Freeze.py:</text:span></text:span><text:span text:style-name="T1"> Реализует класс навыка заморозки врагов.</text:span></text:p>
        </text:list-item>
        <text:list-item>
          <text:p text:style-name="P34"><text:span text:style-name="Strong_20_Emphasis"><text:span text:style-name="T1">SceneHub.py:</text:span></text:span><text:span text:style-name="T1"> Управляет сменой экранов в игре (главное меню, игра, экран настроек и т.д.).</text:span></text:p>
        </text:list-item>
        <text:list-item>
          <text:p text:style-name="P34"><text:span text:style-name="Strong_20_Emphasis"><text:span text:style-name="T1">Screens:</text:span></text:span></text:p>
          <text:list>
            <text:list-item>
              <text:p text:style-name="P34"><text:span text:style-name="Strong_20_Emphasis"><text:span text:style-name="T1">MainMenuScreen.py:</text:span></text:span><text:span text:style-name="T1"> Реализует главное меню игры.</text:span></text:p>
            </text:list-item>
            <text:list-item>
              <text:p text:style-name="P34"><text:span text:style-name="Strong_20_Emphasis"><text:span text:style-name="T1">GameScreen.py:</text:span></text:span><text:span text:style-name="T1"> Реализует основной игровой экран.</text:span></text:p>
            </text:list-item>
            <text:list-item>
              <text:p text:style-name="P34"><text:span text:style-name="Strong_20_Emphasis"><text:span text:style-name="T1">GameOverScreen.py:</text:span></text:span><text:span text:style-name="T1"> Реализует экран проигрыша.</text:span></text:p>
            </text:list-item>
            <text:list-item>
              <text:p text:style-name="P34"><text:span text:style-name="Strong_20_Emphasis"><text:span text:style-name="T1">GameOverWinScreen.py:</text:span></text:span><text:span text:style-name="T1"> Реализует экран победы.</text:span></text:p>
            </text:list-item>
            <text:list-item>
              <text:p text:style-name="P34"><text:span text:style-name="Strong_20_Emphasis"><text:span text:style-name="T1">GunScreen.py:</text:span></text:span><text:span text:style-name="T1"> Реализует экран выбора оружия.</text:span></text:p>
            </text:list-item>
            <text:list-item>
              <text:p text:style-name="P34"><text:span text:style-name="Strong_20_Emphasis"><text:span text:style-name="T1">SettingsScreen.py:</text:span></text:span><text:span text:style-name="T1"> Реализует экран настроек.</text:span></text:p>
            </text:list-item>
            <text:list-item>
              <text:p text:style-name="P34"><text:span text:style-name="Strong_20_Emphasis"><text:span text:style-name="T1">GameScreenCharacter.py:</text:span></text:span><text:span text:style-name="T1"> Реализует экран персонажа.</text:span></text:p>
            </text:list-item>
          </text:list>
        </text:list-item>
        <text:list-item>
          <text:p text:style-name="P34"><text:span text:style-name="Strong_20_Emphasis"><text:span text:style-name="T1">Button.py:</text:span></text:span><text:span text:style-name="T1"> Реализует класс кнопки для интерфейса.</text:span></text:p>
        </text:list-item>
        <text:list-item>
          <text:p text:style-name="P34"><text:span text:style-name="Strong_20_Emphasis"><text:span text:style-name="T1">assets.py:</text:span></text:span><text:span text:style-name="T1"> Содержит константы цветов, путей к изображениям и другим ресурсам.</text:span></text:p>
        </text:list-item>
        <text:list-item>
          <text:p text:style-name="P35"><text:soft-page-break/><text:span text:style-name="Strong_20_Emphasis"><text:span text:style-name="T1">Updater.py:</text:span></text:span><text:span text:style-name="T1"> Класс, отвечающий за обновление игрового мира, создание новых врагов, проверку условий победы/поражения.</text:span></text:p>
        </text:list-item>
      </text:list>
      <text:h text:style-name="P15" text:outline-level="4"><text:span text:style-name="T1">Блок-схема алгоритма (упрощенно для </text:span><text:span text:style-name="Source_20_Text"><text:span text:style-name="T3">main.py</text:span></text:span><text:span text:style-name="T1">):</text:span></text:h>
      <text:p text:style-name="P18"><text:span text:style-name="Source_20_Text"><text:span text:style-name="T3"><text:s text:c="4"/>A[Начало] --&gt; B{Инициализация Pygame, SceneHub};</text:span></text:span></text:p>
      <text:p text:style-name="P18"><text:span text:style-name="Source_20_Text"><text:span text:style-name="T3"><text:s text:c="4"/>B --&gt; C{Игровой цикл (while run:)}</text:span></text:span></text:p>
      <text:p text:style-name="P18"><text:span text:style-name="Source_20_Text"><text:span text:style-name="T3"><text:s text:c="4"/>C --&gt; D{Обработка событий (pygame.event.get())};</text:span></text:span></text:p>
      <text:p text:style-name="P18"><text:span text:style-name="Source_20_Text"><text:span text:style-name="T3"><text:s text:c="4"/>D --&gt; E{Вызов event_handler текущей сцены};</text:span></text:span></text:p>
      <text:p text:style-name="P18"><text:span text:style-name="Source_20_Text"><text:span text:style-name="T3"><text:s text:c="4"/>E --&gt; F{Вызов draw() текущей сцены};</text:span></text:span></text:p>
      <text:p text:style-name="P18"><text:span text:style-name="Source_20_Text"><text:span text:style-name="T3"><text:s text:c="4"/>F --&gt; G{Вызов update() текущей сцены};</text:span></text:span></text:p>
      <text:p text:style-name="P18"><text:span text:style-name="Source_20_Text"><text:span text:style-name="T3"><text:s text:c="4"/>G --&gt; H{pygame.display.flip()};</text:span></text:span></text:p>
      <text:p text:style-name="P18"><text:span text:style-name="Source_20_Text"><text:span text:style-name="T3"><text:s text:c="4"/>H --&gt; I{clock.tick(FPS)};</text:span></text:span></text:p>
      <text:p text:style-name="P18"><text:span text:style-name="Source_20_Text"><text:span text:style-name="T3"><text:s text:c="4"/>I --&gt; J{run = False?};</text:span></text:span></text:p>
      <text:p text:style-name="P18"><text:span text:style-name="Source_20_Text"><text:span text:style-name="T3"><text:s text:c="4"/>J -- Да --&gt; K[pygame.quit()];</text:span></text:span></text:p>
      <text:p text:style-name="P18"><text:span text:style-name="Source_20_Text"><text:span text:style-name="T3"><text:s text:c="4"/>J -- Нет --&gt; C;</text:span></text:span></text:p>
      <text:p text:style-name="P18"><text:span text:style-name="Source_20_Text"><text:span text:style-name="T3"><text:s text:c="4"/>K --&gt; L[Конец];</text:span></text:span></text:p>
      <text:h text:style-name="P6" text:outline-level="4">Словесное описание алгоритма генерации стен:</text:h>
      <text:list text:style-name="L6">
        <text:list-item>
          <text:p text:style-name="P21">Инициализация двумерного массива (сетки) нулями (пустое пространство).</text:p>
        </text:list-item>
        <text:list-item>
          <text:p text:style-name="P21">Случайное заполнение сетки единицами (стенами) с заданной вероятностью.</text:p>
        </text:list-item>
        <text:list-item>
          <text:p text:style-name="P21">Применение клеточного автомата несколько раз: a. Для каждой клетки сетки подсчитывается количество соседних стен. b. Если клетка – стена и имеет слишком мало соседей, она становится пустой. c. Если клетка пустая и имеет много соседей, она становится стеной.</text:p>
        </text:list-item>
        <text:list-item>
          <text:p text:style-name="P21">Создание рамки из стен по краям сетки.</text:p>
        </text:list-item>
        <text:list-item>
          <text:p text:style-name="P21">Создание спрайтов стен на основе полученной сетки.</text:p>
        </text:list-item>
        <text:list-item>
          <text:p text:style-name="P22">Исключение стен, которые появляются рядом с игроком.</text:p>
        </text:list-item>
      </text:list>
      <text:h text:style-name="P4" text:outline-level="3"/>
      <text:p text:style-name="P17"><text:span text:style-name="Strong_20_Emphasis"><text:span text:style-name="T4">С</text:span></text:span><text:span text:style-name="Strong_20_Emphasis"><text:span text:style-name="T1">ловесное описание алгоритма (основные классы и функции):</text:span></text:span></text:p>
      <text:list text:style-name="L7">
        <text:list-item>
          <text:p text:style-name="P36"><text:span text:style-name="Source_20_Text"><text:span text:style-name="T9">main.py</text:span></text:span><text:span text:style-name="Strong_20_Emphasis"><text:span text:style-name="T1">:</text:span></text:span></text:p>
          <text:list>
            <text:list-item>
              <text:p text:style-name="P23">Инициализирует библиотеку Pygame.</text:p>
            </text:list-item>
            <text:list-item>
              <text:p text:style-name="P37"><text:span text:style-name="T1">Создает экземпляр класса </text:span><text:span text:style-name="Source_20_Text"><text:span text:style-name="T3">SceneHub</text:span></text:span><text:span text:style-name="T1">, который отвечает за управление текущей сценой (экраном) в игре.</text:span></text:p>
            </text:list-item>
            <text:list-item>
              <text:p text:style-name="P23">В бесконечном игровом цикле:</text:p>
              <text:list>
                <text:list-item>
                  <text:p text:style-name="P37"><text:span text:style-name="T1">Обрабатывает события, такие как нажатия клавиш и мыши. Передает эти события в </text:span><text:span text:style-name="Source_20_Text"><text:span text:style-name="T3">event_handler</text:span></text:span><text:span text:style-name="T1"> текущей сцены.</text:span></text:p>
                </text:list-item>
                <text:list-item>
                  <text:p text:style-name="P37"><text:span text:style-name="T1">Вызывает метод </text:span><text:span text:style-name="Source_20_Text"><text:span text:style-name="T3">draw()</text:span></text:span><text:span text:style-name="T1"> текущей сцены, чтобы отобразить её содержимое на экране.</text:span></text:p>
                </text:list-item>
                <text:list-item>
                  <text:p text:style-name="P37"><text:soft-page-break/><text:span text:style-name="T1">Вызывает метод </text:span><text:span text:style-name="Source_20_Text"><text:span text:style-name="T3">update()</text:span></text:span><text:span text:style-name="T1"> текущей сцены, который отвечает за обновление логики игры (перемещение объектов, обработка столкновений и т.д.).</text:span></text:p>
                </text:list-item>
                <text:list-item>
                  <text:p text:style-name="P37"><text:span text:style-name="T1">Обновляет содержимое экрана (</text:span><text:span text:style-name="Source_20_Text"><text:span text:style-name="T3">pygame.display.flip()</text:span></text:span><text:span text:style-name="T1">).</text:span></text:p>
                </text:list-item>
                <text:list-item>
                  <text:p text:style-name="P37"><text:span text:style-name="T1">Контролирует частоту кадров (</text:span><text:span text:style-name="Source_20_Text"><text:span text:style-name="T3">clock.tick(FPS)</text:span></text:span><text:span text:style-name="T1">).</text:span></text:p>
                </text:list-item>
              </text:list>
            </text:list-item>
            <text:list-item>
              <text:p text:style-name="P23">Завершает Pygame после выхода из игрового цикла.</text:p>
            </text:list-item>
          </text:list>
        </text:list-item>
        <text:list-item>
          <text:p text:style-name="P36"><text:span text:style-name="Source_20_Text"><text:span text:style-name="T9">SpriteHub.py</text:span></text:span><text:span text:style-name="Strong_20_Emphasis"><text:span text:style-name="T1">:</text:span></text:span></text:p>
          <text:list>
            <text:list-item>
              <text:p text:style-name="P23">Создает группы спрайтов для разных типов игровых объектов: стены, враги, пули, боссы, и игрок.</text:p>
            </text:list-item>
            <text:list-item>
              <text:p text:style-name="P37"><text:span text:style-name="T1">Предоставляет методы для добавления спрайтов в соответствующие группы (</text:span><text:span text:style-name="Source_20_Text"><text:span text:style-name="T3">add_wall</text:span></text:span><text:span text:style-name="T1">, </text:span><text:span text:style-name="Source_20_Text"><text:span text:style-name="T3">add_mob</text:span></text:span><text:span text:style-name="T1">, </text:span><text:span text:style-name="Source_20_Text"><text:span text:style-name="T3">add_bullet</text:span></text:span><text:span text:style-name="T1">, </text:span><text:span text:style-name="Source_20_Text"><text:span text:style-name="T3">add_boss</text:span></text:span><text:span text:style-name="T1">, </text:span><text:span text:style-name="Source_20_Text"><text:span text:style-name="T3">add_sprite</text:span></text:span><text:span text:style-name="T1">).</text:span></text:p>
            </text:list-item>
            <text:list-item>
              <text:p text:style-name="P37"><text:span text:style-name="T1">Содержит экземпляр класса </text:span><text:span text:style-name="Source_20_Text"><text:span text:style-name="T3">Player</text:span></text:span><text:span text:style-name="T1">. Это централизованное место для доступа ко всем игровым объектам.</text:span></text:p>
            </text:list-item>
          </text:list>
        </text:list-item>
        <text:list-item>
          <text:p text:style-name="P36"><text:span text:style-name="Source_20_Text"><text:span text:style-name="T9">EntitiesImages.py</text:span></text:span><text:span text:style-name="Strong_20_Emphasis"><text:span text:style-name="T1">:</text:span></text:span></text:p>
          <text:list>
            <text:list-item>
              <text:p text:style-name="P23">Определяет поверхности (Pygame Surface) для различных игровых объектов, таких как стена, мобы и пули. Загружает или создает эти поверхности. Это помогает централизованно управлять внешним видом объектов.</text:p>
            </text:list-item>
          </text:list>
        </text:list-item>
        <text:list-item>
          <text:p text:style-name="P36"><text:span text:style-name="Source_20_Text"><text:span text:style-name="T9">Bullet.py</text:span></text:span><text:span text:style-name="Strong_20_Emphasis"><text:span text:style-name="T1">:</text:span></text:span></text:p>
          <text:list>
            <text:list-item>
              <text:p text:style-name="P37"><text:span text:style-name="T1">При создании, принимает начальные координаты, направление движения и экземпляр </text:span><text:span text:style-name="Source_20_Text"><text:span text:style-name="T3">SpriteHub</text:span></text:span><text:span text:style-name="T1"> (для доступа к другим объектам).</text:span></text:p>
            </text:list-item>
            <text:list-item>
              <text:p text:style-name="P37"><text:span text:style-name="T1">Вычисляет угол направления пули, используя </text:span><text:span text:style-name="Source_20_Text"><text:span text:style-name="T3">math.atan2</text:span></text:span><text:span text:style-name="T1">, и поворачивает изображение пули на этот угол.</text:span></text:p>
            </text:list-item>
            <text:list-item>
              <text:p text:style-name="P37"><text:span text:style-name="T1">В методе </text:span><text:span text:style-name="Source_20_Text"><text:span text:style-name="T3">update()</text:span></text:span><text:span text:style-name="T1">:</text:span></text:p>
              <text:list>
                <text:list-item>
                  <text:p text:style-name="P23">Перемещает пулю в заданном направлении с заданной скоростью.</text:p>
                </text:list-item>
                <text:list-item>
                  <text:p text:style-name="P37"><text:span text:style-name="T1">Проверяет столкновения пули с врагами, используя </text:span><text:span text:style-name="Source_20_Text"><text:span text:style-name="T3">pygame.sprite.spritecollide</text:span></text:span><text:span text:style-name="T1">. Если столкновение произошло, врагу наносится урон, и пуля уничтожается (</text:span><text:span text:style-name="Source_20_Text"><text:span text:style-name="T3">self.kill()</text:span></text:span><text:span text:style-name="T1">).</text:span></text:p>
                </text:list-item>
                <text:list-item>
                  <text:p text:style-name="P23">Уничтожает пулю, если она выходит за границы экрана.</text:p>
                </text:list-item>
              </text:list>
            </text:list-item>
          </text:list>
        </text:list-item>
        <text:list-item>
          <text:p text:style-name="P36"><text:span text:style-name="Source_20_Text"><text:span text:style-name="T9">Gun.py</text:span></text:span><text:span text:style-name="Strong_20_Emphasis"><text:span text:style-name="T1">:</text:span></text:span></text:p>
          <text:list>
            <text:list-item>
              <text:p text:style-name="P37"><text:span text:style-name="T1">Содержит базовый класс </text:span><text:span text:style-name="Source_20_Text"><text:span text:style-name="T3">Guns</text:span></text:span><text:span text:style-name="T1">, определяющий общие свойства для всех видов оружия (урон, время перезарядки, количество патронов).</text:span></text:p>
            </text:list-item>
            <text:list-item>
              <text:p text:style-name="P37"><text:span text:style-name="T1">Классы </text:span><text:span text:style-name="Source_20_Text"><text:span text:style-name="T3">Pistol</text:span></text:span><text:span text:style-name="T1">, </text:span><text:span text:style-name="Source_20_Text"><text:span text:style-name="T3">Shotgun</text:span></text:span><text:span text:style-name="T1">, </text:span><text:span text:style-name="Source_20_Text"><text:span text:style-name="T3">carabin</text:span></text:span><text:span text:style-name="T1"> наследуются от </text:span><text:span text:style-name="Source_20_Text"><text:span text:style-name="T3">Guns</text:span></text:span><text:span text:style-name="T1"> и переопределяют метод </text:span><text:span text:style-name="Source_20_Text"><text:span text:style-name="T3">shoot()</text:span></text:span><text:span text:style-name="T1">, реализуя логику стрельбы для каждого вида оружия.</text:span></text:p>
            </text:list-item>
            <text:list-item>
              <text:p text:style-name="P37"><text:span text:style-name="Source_20_Text"><text:span text:style-name="T3">shoot()</text:span></text:span><text:span text:style-name="T1">: Вычисляет направление стрельбы на основе положения мыши и игрока. Создает экземпляры класса </text:span><text:span text:style-name="Source_20_Text"><text:span text:style-name="T3">Bullet</text:span></text:span><text:span text:style-name="T1"> и добавляет их в группу спрайтов. Уменьшает количество патронов. Запускает таймер перезарядки, если патроны закончились.</text:span></text:p>
            </text:list-item>
            <text:list-item>
              <text:p text:style-name="P37"><text:span text:style-name="Source_20_Text"><text:span text:style-name="T3">reload()</text:span></text:span><text:span text:style-name="T1">: Восстанавливает количество патронов после завершения перезарядки.</text:span></text:p>
            </text:list-item>
          </text:list>
        </text:list-item>
        <text:list-item>
          <text:p text:style-name="P36"><text:span text:style-name="Source_20_Text"><text:span text:style-name="T9">Mob.py</text:span></text:span><text:span text:style-name="Strong_20_Emphasis"><text:span text:style-name="T1">:</text:span></text:span></text:p>
          <text:list>
            <text:list-item>
              <text:p text:style-name="P37"><text:span text:style-name="T1">Определяет базовое поведение врага (</text:span><text:span text:style-name="Source_20_Text"><text:span text:style-name="T3">Mob</text:span></text:span><text:span text:style-name="T1">).</text:span></text:p>
            </text:list-item>
            <text:list-item>
              <text:p text:style-name="P23">При создании случайным образом выбирает тип (красный или синий), назначает изображение.</text:p>
            </text:list-item>
            <text:list-item>
              <text:p text:style-name="P37"><text:span text:style-name="T1">В методе </text:span><text:span text:style-name="Source_20_Text"><text:span text:style-name="T3">update()</text:span></text:span><text:span text:style-name="T1">:</text:span></text:p>
              <text:list>
                <text:list-item>
                  <text:p text:style-name="P23">Определяет направление движения к игроку.</text:p>
                </text:list-item>
                <text:list-item>
                  <text:p text:style-name="P23">Перемещает врага в направлении игрока с заданной скоростью.</text:p>
                </text:list-item>
                <text:list-item>
                  <text:p text:style-name="P23"><text:soft-page-break/>Проверяет столкновения со стенами. Если враг сталкивается со стеной, он “скользит” вдоль стены, чтобы избежать застревания.</text:p>
                </text:list-item>
                <text:list-item>
                  <text:p text:style-name="P23">Проверяет столкновения с игроком. Если враг сталкивается с игроком, игрок получает урон.</text:p>
                </text:list-item>
                <text:list-item>
                  <text:p text:style-name="P23">Уничтожает врага, если он выходит за границы экрана.</text:p>
                </text:list-item>
                <text:list-item>
                  <text:p text:style-name="P23">Содержит логику “заморозки” врага.</text:p>
                </text:list-item>
              </text:list>
            </text:list-item>
            <text:list-item>
              <text:p text:style-name="P37"><text:span text:style-name="T1">Метод </text:span><text:span text:style-name="Source_20_Text"><text:span text:style-name="T3">take_damage()</text:span></text:span><text:span text:style-name="T1"> уменьшает здоровье врага. Если здоровье опускается до нуля, враг уничтожается, и игрок получает опыт.</text:span></text:p>
            </text:list-item>
          </text:list>
        </text:list-item>
        <text:list-item>
          <text:p text:style-name="P36"><text:span text:style-name="Source_20_Text"><text:span text:style-name="T9">Player.py</text:span></text:span><text:span text:style-name="Strong_20_Emphasis"><text:span text:style-name="T1">:</text:span></text:span></text:p>
          <text:list>
            <text:list-item>
              <text:p text:style-name="P23">Инициализирует спрайт игрока, задает изображение, начальные координаты и характеристики.</text:p>
            </text:list-item>
            <text:list-item>
              <text:p text:style-name="P37"><text:span text:style-name="T1">Методы </text:span><text:span text:style-name="Source_20_Text"><text:span text:style-name="T3">move_left()</text:span></text:span><text:span text:style-name="T1">, </text:span><text:span text:style-name="Source_20_Text"><text:span text:style-name="T3">move_right()</text:span></text:span><text:span text:style-name="T1">, </text:span><text:span text:style-name="Source_20_Text"><text:span text:style-name="T3">move_up()</text:span></text:span><text:span text:style-name="T1">, </text:span><text:span text:style-name="Source_20_Text"><text:span text:style-name="T3">move_down()</text:span></text:span><text:span text:style-name="T1"> изменяют скорость игрока, что приводит к его перемещению.</text:span></text:p>
            </text:list-item>
            <text:list-item>
              <text:p text:style-name="P37"><text:span text:style-name="T1">Метод </text:span><text:span text:style-name="Source_20_Text"><text:span text:style-name="T3">update()</text:span></text:span><text:span text:style-name="T1">:</text:span></text:p>
              <text:list>
                <text:list-item>
                  <text:p text:style-name="P23">Перемещает игрока на основе текущей скорости.</text:p>
                </text:list-item>
                <text:list-item>
                  <text:p text:style-name="P23">Проверяет столкновения со стенами. Если игрок сталкивается со стеной, его перемещение отменяется.</text:p>
                </text:list-item>
                <text:list-item>
                  <text:p text:style-name="P23">Ограничивает движение игрока границами экрана.</text:p>
                </text:list-item>
              </text:list>
            </text:list-item>
            <text:list-item>
              <text:p text:style-name="P37"><text:span text:style-name="Source_20_Text"><text:span text:style-name="T3">shoot()</text:span></text:span><text:span text:style-name="T1">: Вызывает метод </text:span><text:span text:style-name="Source_20_Text"><text:span text:style-name="T3">shoot()</text:span></text:span><text:span text:style-name="T1"> текущего оружия, чтобы произвести выстрел.</text:span></text:p>
            </text:list-item>
            <text:list-item>
              <text:p text:style-name="P37"><text:span text:style-name="Source_20_Text"><text:span text:style-name="T3">take_damage()</text:span></text:span><text:span text:style-name="T1">: Уменьшает здоровье игрока. Использует cooldown, чтобы игрок не получал урон слишком часто.</text:span></text:p>
            </text:list-item>
            <text:list-item>
              <text:p text:style-name="P37"><text:span text:style-name="Source_20_Text"><text:span text:style-name="T3">give_xp()</text:span></text:span><text:span text:style-name="T1">: При получении достаточного количества опыта, повышает уровень игрока.</text:span></text:p>
            </text:list-item>
          </text:list>
        </text:list-item>
        <text:list-item>
          <text:p text:style-name="P36"><text:span text:style-name="Source_20_Text"><text:span text:style-name="T9">Wall.py</text:span></text:span><text:span text:style-name="Strong_20_Emphasis"><text:span text:style-name="T1">:</text:span></text:span></text:p>
          <text:list>
            <text:list-item>
              <text:p text:style-name="P37"><text:span text:style-name="T1">Класс </text:span><text:span text:style-name="Source_20_Text"><text:span text:style-name="T3">Wall</text:span></text:span><text:span text:style-name="T1"> представляет собой спрайт стены.</text:span></text:p>
            </text:list-item>
            <text:list-item>
              <text:p text:style-name="P37"><text:span text:style-name="T1">Функция </text:span><text:span text:style-name="Source_20_Text"><text:span text:style-name="T3">generate_walls()</text:span></text:span><text:span text:style-name="T1">:</text:span></text:p>
              <text:list>
                <text:list-item>
                  <text:p text:style-name="P23">Создает двумерную сетку, представляющую карту уровня.</text:p>
                </text:list-item>
                <text:list-item>
                  <text:p text:style-name="P23">Использует клеточный автомат для генерации ландшафта (стен и пустых пространств). Алгоритм клеточного автомата имитирует рост кристаллов или других природных структур.</text:p>
                </text:list-item>
                <text:list-item>
                  <text:p text:style-name="P37"><text:span text:style-name="T1">Создает спрайты </text:span><text:span text:style-name="Source_20_Text"><text:span text:style-name="T3">Wall</text:span></text:span><text:span text:style-name="T1"> на основе сгенерированной сетки.</text:span></text:p>
                </text:list-item>
                <text:list-item>
                  <text:p text:style-name="P23">Исключает стены, которые появляются слишком близко к игроку в начале игры.</text:p>
                </text:list-item>
              </text:list>
            </text:list-item>
          </text:list>
        </text:list-item>
        <text:list-item>
          <text:p text:style-name="P36"><text:span text:style-name="Source_20_Text"><text:span text:style-name="T9">Config.py</text:span></text:span><text:span text:style-name="Strong_20_Emphasis"><text:span text:style-name="T1">:</text:span></text:span></text:p>
          <text:list>
            <text:list-item>
              <text:p text:style-name="P23">Содержит константы и глобальные переменные, используемые во всей игре (размеры экрана, FPS, текущий уровень громкости, выбранное оружие).</text:p>
            </text:list-item>
          </text:list>
        </text:list-item>
        <text:list-item>
          <text:p text:style-name="P36"><text:span text:style-name="Source_20_Text"><text:span text:style-name="T9">DataBase.py</text:span></text:span><text:span text:style-name="Strong_20_Emphasis"><text:span text:style-name="T1">:</text:span></text:span></text:p>
          <text:list>
            <text:list-item>
              <text:p text:style-name="P23">Содержит функции для работы с базой данных SQLite3.</text:p>
            </text:list-item>
            <text:list-item>
              <text:p text:style-name="P37"><text:span text:style-name="Source_20_Text"><text:span text:style-name="T3">create_database()</text:span></text:span><text:span text:style-name="T1">: Создает таблицу </text:span><text:span text:style-name="Source_20_Text"><text:span text:style-name="T3">game_times</text:span></text:span><text:span text:style-name="T1">, если она еще не существует.</text:span></text:p>
            </text:list-item>
            <text:list-item>
              <text:p text:style-name="P37"><text:span text:style-name="Source_20_Text"><text:span text:style-name="T3">add_time()</text:span></text:span><text:span text:style-name="T1">: Добавляет время игры в таблицу </text:span><text:span text:style-name="Source_20_Text"><text:span text:style-name="T3">game_times</text:span></text:span><text:span text:style-name="T1">.</text:span></text:p>
            </text:list-item>
            <text:list-item>
              <text:p text:style-name="P37"><text:span text:style-name="Source_20_Text"><text:span text:style-name="T3">get_total_time()</text:span></text:span><text:span text:style-name="T1">: Возвращает общее время, проведенное в игре, суммируя все записи из таблицы </text:span><text:span text:style-name="Source_20_Text"><text:span text:style-name="T3">game_times</text:span></text:span><text:span text:style-name="T1">.</text:span></text:p>
            </text:list-item>
          </text:list>
        </text:list-item>
        <text:list-item>
          <text:p text:style-name="P36"><text:span text:style-name="Source_20_Text"><text:span text:style-name="T9">Freeze.py</text:span></text:span><text:span text:style-name="Strong_20_Emphasis"><text:span text:style-name="T1">:</text:span></text:span></text:p>
          <text:list>
            <text:list-item>
              <text:p text:style-name="P23">Класс Freeze реализует навык заморозки врагов.</text:p>
            </text:list-item>
            <text:list-item>
              <text:p text:style-name="P37"><text:soft-page-break/><text:span text:style-name="Source_20_Text"><text:span text:style-name="T3">use()</text:span></text:span><text:span text:style-name="T1">: Проверяет нажатие клавиш Q и E, и если они нажаты и навык перезарядился, то устанавливает время заморозки и возвращает тип моба, которого нужно заморозить.</text:span></text:p>
            </text:list-item>
            <text:list-item>
              <text:p text:style-name="P37"><text:span text:style-name="Source_20_Text"><text:span text:style-name="T3">is_active()</text:span></text:span><text:span text:style-name="T1">: Проверяет, активен ли еще навык заморозки.</text:span></text:p>
            </text:list-item>
          </text:list>
        </text:list-item>
        <text:list-item>
          <text:p text:style-name="P36"><text:span text:style-name="Source_20_Text"><text:span text:style-name="T9">SceneHub.py</text:span></text:span><text:span text:style-name="Strong_20_Emphasis"><text:span text:style-name="T1">:</text:span></text:span></text:p>
          <text:list>
            <text:list-item>
              <text:p text:style-name="P23">Отвечает за управление сценами в игре.</text:p>
            </text:list-item>
            <text:list-item>
              <text:p text:style-name="P23">Содержит словарь, связывающий имена сцен (например, “MainMenuScreen”, “GameScreen”) с соответствующими классами сцен.</text:p>
            </text:list-item>
            <text:list-item>
              <text:p text:style-name="P37"><text:span text:style-name="T1">Свойство </text:span><text:span text:style-name="Source_20_Text"><text:span text:style-name="T3">current_scene</text:span></text:span><text:span text:style-name="T1"> определяет, какая сцена активна в данный момент. При изменении </text:span><text:span text:style-name="Source_20_Text"><text:span text:style-name="T3">current_scene</text:span></text:span><text:span text:style-name="T1">, создается новый экземпляр класса соответствующей сцены.</text:span></text:p>
            </text:list-item>
          </text:list>
        </text:list-item>
        <text:list-item>
          <text:p text:style-name="P36"><text:span text:style-name="Source_20_Text"><text:span text:style-name="T9">Screens/*.py</text:span></text:span><text:span text:style-name="Strong_20_Emphasis"><text:span text:style-name="T1">:</text:span></text:span></text:p>
          <text:list>
            <text:list-item>
              <text:p text:style-name="P23">Каждый файл в этой директории реализует отдельный игровой экран (сцену): главное меню, игровой экран, экран настроек и т.д.</text:p>
            </text:list-item>
            <text:list-item>
              <text:p text:style-name="P37"><text:span text:style-name="T1">Каждый класс сцены (например, </text:span><text:span text:style-name="Source_20_Text"><text:span text:style-name="T3">MainMenuScreen</text:span></text:span><text:span text:style-name="T1">, </text:span><text:span text:style-name="Source_20_Text"><text:span text:style-name="T3">GameScreen</text:span></text:span><text:span text:style-name="T1">) имеет методы </text:span><text:span text:style-name="Source_20_Text"><text:span text:style-name="T3">update()</text:span></text:span><text:span text:style-name="T1">, </text:span><text:span text:style-name="Source_20_Text"><text:span text:style-name="T3">draw()</text:span></text:span><text:span text:style-name="T1"> и </text:span><text:span text:style-name="Source_20_Text"><text:span text:style-name="T3">event_handler()</text:span></text:span><text:span text:style-name="T1">.</text:span></text:p>
              <text:list>
                <text:list-item>
                  <text:p text:style-name="P37"><text:span text:style-name="Source_20_Text"><text:span text:style-name="T3">update()</text:span></text:span><text:span text:style-name="T1">: Обновляет логику сцены (например, перемещение объектов, обработка нажатий кнопок).</text:span></text:p>
                </text:list-item>
                <text:list-item>
                  <text:p text:style-name="P37"><text:span text:style-name="Source_20_Text"><text:span text:style-name="T3">draw()</text:span></text:span><text:span text:style-name="T1">: Отображает содержимое сцены на экране.</text:span></text:p>
                </text:list-item>
                <text:list-item>
                  <text:p text:style-name="P37"><text:span text:style-name="Source_20_Text"><text:span text:style-name="T3">event_handler()</text:span></text:span><text:span text:style-name="T1">: Обрабатывает события, полученные от пользователя.</text:span></text:p>
                </text:list-item>
              </text:list>
            </text:list-item>
          </text:list>
        </text:list-item>
        <text:list-item>
          <text:p text:style-name="P36"><text:span text:style-name="Source_20_Text"><text:span text:style-name="T9">Button.py</text:span></text:span><text:span text:style-name="Strong_20_Emphasis"><text:span text:style-name="T1">:</text:span></text:span></text:p>
          <text:list>
            <text:list-item>
              <text:p text:style-name="P37"><text:span text:style-name="T1">Реализует класс </text:span><text:span text:style-name="Source_20_Text"><text:span text:style-name="T3">Button</text:span></text:span><text:span text:style-name="T1"> для создания интерактивных кнопок в пользовательском интерфейсе.</text:span></text:p>
            </text:list-item>
            <text:list-item>
              <text:p text:style-name="P23">При создании принимает координаты, размеры, текст, цвета.</text:p>
            </text:list-item>
            <text:list-item>
              <text:p text:style-name="P37"><text:span text:style-name="T1">Метод </text:span><text:span text:style-name="Source_20_Text"><text:span text:style-name="T3">draw()</text:span></text:span><text:span text:style-name="T1"> отображает кнопку на экране.</text:span></text:p>
            </text:list-item>
            <text:list-item>
              <text:p text:style-name="P37"><text:span text:style-name="T1">Метод </text:span><text:span text:style-name="Source_20_Text"><text:span text:style-name="T3">update()</text:span></text:span><text:span text:style-name="T1"> проверяет, находится ли курсор мыши над кнопкой.</text:span></text:p>
            </text:list-item>
            <text:list-item>
              <text:p text:style-name="P37"><text:span text:style-name="T1">Метод </text:span><text:span text:style-name="Source_20_Text"><text:span text:style-name="T3">is_clicked()</text:span></text:span><text:span text:style-name="T1"> проверяет, была ли кнопка нажата.</text:span></text:p>
            </text:list-item>
          </text:list>
        </text:list-item>
        <text:list-item>
          <text:p text:style-name="P36"><text:span text:style-name="Source_20_Text"><text:span text:style-name="T9">assets.py</text:span></text:span><text:span text:style-name="Strong_20_Emphasis"><text:span text:style-name="T1">:</text:span></text:span></text:p>
          <text:list>
            <text:list-item>
              <text:p text:style-name="P23">Содержит константы, определяющие цвета, пути к графическим файлам и другие ресурсы, используемые в игре.</text:p>
            </text:list-item>
          </text:list>
        </text:list-item>
        <text:list-item>
          <text:p text:style-name="P36"><text:span text:style-name="Source_20_Text"><text:span text:style-name="T9">Updater.py</text:span></text:span><text:span text:style-name="Strong_20_Emphasis"><text:span text:style-name="T1">:</text:span></text:span></text:p>
          <text:list>
            <text:list-item>
              <text:p text:style-name="P23">Отвечает за обновление всего игрового мира.</text:p>
            </text:list-item>
            <text:list-item>
              <text:p text:style-name="P37"><text:span text:style-name="Source_20_Text"><text:span text:style-name="T9">update()</text:span></text:span><text:span text:style-name="T1">:</text:span></text:p>
              <text:list>
                <text:list-item>
                  <text:p text:style-name="P23">Обновляет состояние всех спрайтов.</text:p>
                </text:list-item>
                <text:list-item>
                  <text:p text:style-name="P23">Проверяет столкновения между объектами.</text:p>
                </text:list-item>
                <text:list-item>
                  <text:p text:style-name="P23">Создает новых врагов.</text:p>
                </text:list-item>
                <text:list-item>
                  <text:p text:style-name="P23">Проверяет условия победы и поражения.</text:p>
                </text:list-item>
                <text:list-item>
                  <text:p text:style-name="P23">Вызывает методы заморозки мобов</text:p>
                </text:list-item>
              </text:list>
            </text:list-item>
            <text:list-item>
              <text:p text:style-name="P36"><text:span text:style-name="Source_20_Text"><text:span text:style-name="T9">draw()</text:span></text:span><text:span text:style-name="T1">: Отображает все игровые объекты на экране.</text:span></text:p>
            </text:list-item>
          </text:list>
        </text:list-item>
      </text:list>
      <text:p text:style-name="P17"><text:span text:style-name="Strong_20_Emphasis"><text:span text:style-name="T1">Общая логика работы игры:</text:span></text:span></text:p>
      <text:list text:style-name="L8">
        <text:list-item>
          <text:p text:style-name="P38"><text:span text:style-name="T1">Игра запускается из файла </text:span><text:span text:style-name="Source_20_Text"><text:span text:style-name="T3">main.py</text:span></text:span><text:span text:style-name="T1">.</text:span></text:p>
        </text:list-item>
        <text:list-item>
          <text:p text:style-name="P38"><text:span text:style-name="Source_20_Text"><text:span text:style-name="T3">main.py</text:span></text:span><text:span text:style-name="T1"> создает экземпляр класса </text:span><text:span text:style-name="Source_20_Text"><text:span text:style-name="T3">SceneHub</text:span></text:span><text:span text:style-name="T1">, который отвечает за переключение между разными сценами (экранами) игры.</text:span></text:p>
        </text:list-item>
        <text:list-item>
          <text:p text:style-name="P38"><text:soft-page-break/><text:span text:style-name="T1">В игровом цикле </text:span><text:span text:style-name="Source_20_Text"><text:span text:style-name="T3">main.py</text:span></text:span><text:span text:style-name="T1"> вызывает методы </text:span><text:span text:style-name="Source_20_Text"><text:span text:style-name="T3">update()</text:span></text:span><text:span text:style-name="T1"> и </text:span><text:span text:style-name="Source_20_Text"><text:span text:style-name="T3">draw()</text:span></text:span><text:span text:style-name="T1"> текущей сцены.</text:span></text:p>
        </text:list-item>
        <text:list-item>
          <text:p text:style-name="P38"><text:span text:style-name="T1">Метод </text:span><text:span text:style-name="Source_20_Text"><text:span text:style-name="T3">update()</text:span></text:span><text:span text:style-name="T1"> каждой сцены обновляет логику игры, перемещает объекты, обрабатывает столкновения и т.д.</text:span></text:p>
        </text:list-item>
        <text:list-item>
          <text:p text:style-name="P38"><text:span text:style-name="T1">Метод </text:span><text:span text:style-name="Source_20_Text"><text:span text:style-name="T3">draw()</text:span></text:span><text:span text:style-name="T1"> каждой сцены отображает ее содержимое на экране.</text:span></text:p>
        </text:list-item>
        <text:list-item>
          <text:p text:style-name="P38"><text:span text:style-name="Source_20_Text"><text:span text:style-name="T3">SceneHub</text:span></text:span><text:span text:style-name="T1"> переключает сцены на основе действий пользователя (например, нажатия кнопок в меню).</text:span></text:p>
        </text:list-item>
        <text:list-item>
          <text:p text:style-name="P38"><text:span text:style-name="T1">Класс </text:span><text:span text:style-name="Source_20_Text"><text:span text:style-name="T3">SpriteHub</text:span></text:span><text:span text:style-name="T1"> содержит все игровые объекты и предоставляет методы для управления ими.</text:span></text:p>
        </text:list-item>
        <text:list-item>
          <text:p text:style-name="P38"><text:span text:style-name="T1">Классы </text:span><text:span text:style-name="Source_20_Text"><text:span text:style-name="T3">Mob</text:span></text:span><text:span text:style-name="T1">, </text:span><text:span text:style-name="Source_20_Text"><text:span text:style-name="T3">Player</text:span></text:span><text:span text:style-name="T1">, </text:span><text:span text:style-name="Source_20_Text"><text:span text:style-name="T3">Bullet</text:span></text:span><text:span text:style-name="T1">, </text:span><text:span text:style-name="Source_20_Text"><text:span text:style-name="T3">Wall</text:span></text:span><text:span text:style-name="T1"> и другие реализуют логику поведения соответствующих игровых объектов.</text:span></text:p>
        </text:list-item>
        <text:list-item>
          <text:p text:style-name="P39"><text:span text:style-name="T1">Функция </text:span><text:span text:style-name="Source_20_Text"><text:span text:style-name="T3">generate_walls()</text:span></text:span><text:span text:style-name="T1"> создает случайные уровни, используя алгоритм клеточного автомата.</text:span></text:p>
        </text:list-item>
      </text:list>
      <text:p text:style-name="P10"/>
      <text:h text:style-name="P5" text:outline-level="3">6. Листинг программы</text:h>
      <text:p text:style-name="P17"><text:span text:style-name="Strong_20_Emphasis"><text:span text:style-name="T2">Структура кода</text:span></text:span><text:span text:style-name="Strong_20_Emphasis"><text:span text:style-name="T1">:</text:span></text:span></text:p>
      <text:p text:style-name="P16"><text:span text:style-name="Source_20_Text"><text:span text:style-name="T3">PygameRoguelike/</text:span></text:span></text:p>
      <text:p text:style-name="P18"><text:span text:style-name="Source_20_Text"><text:span text:style-name="T3">├── main.py</text:span></text:span></text:p>
      <text:p text:style-name="P18"><text:span text:style-name="Source_20_Text"><text:span text:style-name="T3">├── Sprites/</text:span></text:span></text:p>
      <text:p text:style-name="P18"><text:span text:style-name="Source_20_Text"><text:span text:style-name="T3">│ <text:s text:c="2"/>├── SpriteHub.py</text:span></text:span></text:p>
      <text:p text:style-name="P18"><text:span text:style-name="Source_20_Text"><text:span text:style-name="T3">│ <text:s text:c="2"/>├── gameEntities/</text:span></text:span></text:p>
      <text:p text:style-name="P18"><text:span text:style-name="Source_20_Text"><text:span text:style-name="T3">│ <text:s text:c="2"/>│ <text:s text:c="2"/>├── Bullet.py</text:span></text:span></text:p>
      <text:p text:style-name="P18"><text:span text:style-name="Source_20_Text"><text:span text:style-name="T3">│ <text:s text:c="2"/>│ <text:s text:c="2"/>├── Gun.py</text:span></text:span></text:p>
      <text:p text:style-name="P18"><text:span text:style-name="Source_20_Text"><text:span text:style-name="T3">│ <text:s text:c="2"/>│ <text:s text:c="2"/>├── Mob.py</text:span></text:span></text:p>
      <text:p text:style-name="P18"><text:span text:style-name="Source_20_Text"><text:span text:style-name="T3">│ <text:s text:c="2"/>│ <text:s text:c="2"/>├── Player.py</text:span></text:span></text:p>
      <text:p text:style-name="P18"><text:span text:style-name="Source_20_Text"><text:span text:style-name="T3">│ <text:s text:c="2"/>│ <text:s text:c="2"/>├── Wall.py</text:span></text:span></text:p>
      <text:p text:style-name="P18"><text:span text:style-name="Source_20_Text"><text:span text:style-name="T3">│ <text:s text:c="2"/>├── viewEntities/</text:span></text:span></text:p>
      <text:p text:style-name="P18"><text:span text:style-name="Source_20_Text"><text:span text:style-name="T3">│ <text:s text:c="2"/>│ <text:s text:c="2"/>├── Button.py</text:span></text:span></text:p>
      <text:p text:style-name="P18"><text:span text:style-name="Source_20_Text"><text:span text:style-name="T3">├── scenes/</text:span></text:span></text:p>
      <text:p text:style-name="P18"><text:span text:style-name="Source_20_Text"><text:span text:style-name="T3">│ <text:s text:c="2"/>├── SceneHub.py</text:span></text:span></text:p>
      <text:p text:style-name="P18"><text:span text:style-name="Source_20_Text"><text:span text:style-name="T3">│ <text:s text:c="2"/>├── screens/</text:span></text:span></text:p>
      <text:p text:style-name="P18"><text:span text:style-name="Source_20_Text"><text:span text:style-name="T3">│ <text:s text:c="2"/>│ <text:s text:c="2"/>├── GameScreen.py</text:span></text:span></text:p>
      <text:p text:style-name="P18"><text:span text:style-name="Source_20_Text"><text:span text:style-name="T3">│ <text:s text:c="2"/>│ <text:s text:c="2"/>├── GameOverScreen.py</text:span></text:span></text:p>
      <text:p text:style-name="P18"><text:span text:style-name="Source_20_Text"><text:span text:style-name="T3">│ <text:s text:c="2"/>│ <text:s text:c="2"/>├── MainMenuScreen.py</text:span></text:span></text:p>
      <text:p text:style-name="P18"><text:span text:style-name="Source_20_Text"><text:span text:style-name="T3">│ <text:s text:c="2"/>│ <text:s text:c="2"/>└── ...</text:span></text:span></text:p>
      <text:p text:style-name="P18"><text:span text:style-name="Source_20_Text"><text:span text:style-name="T3">├── assets/</text:span></text:span></text:p>
      <text:p text:style-name="P18"><text:span text:style-name="Source_20_Text"><text:span text:style-name="T3">│ <text:s text:c="2"/>├── assets.py</text:span></text:span></text:p>
      <text:p text:style-name="P18"><text:span text:style-name="Source_20_Text"><text:span text:style-name="T3">│ <text:s text:c="2"/>├── img/</text:span></text:span></text:p>
      <text:p text:style-name="P18"><text:span text:style-name="Source_20_Text"><text:span text:style-name="T3">│ <text:s text:c="2"/>│ <text:s text:c="2"/>├── ...</text:span></text:span></text:p>
      <text:p text:style-name="P18"><text:span text:style-name="Source_20_Text"><text:span text:style-name="T3">│ <text:s text:c="2"/>├── music/</text:span></text:span></text:p>
      <text:p text:style-name="P18"><text:span text:style-name="Source_20_Text"><text:span text:style-name="T3">│ <text:s text:c="2"/>│ <text:s text:c="2"/>├── ...</text:span></text:span></text:p>
      <text:p text:style-name="P18"><text:span text:style-name="Source_20_Text"><text:span text:style-name="T3">├── config.py</text:span></text:span></text:p>
      <text:p text:style-name="P18"><text:span text:style-name="Source_20_Text"><text:span text:style-name="T3">└── DataBase.py</text:span></text:span></text:p>
      <text:h text:style-name="P14" text:outline-level="3"><text:soft-page-break/><text:span text:style-name="T2">ссылка на код в </text:span><text:span text:style-name="T6">github</text:span><text:span text:style-name="T8">:</text:span><text:a xlink:type="simple" xlink:href="https://github.com/mrgv9086/game_pygame" text:style-name="Internet_20_link" text:visited-style-name="Visited_20_Internet_20_Link"><text:span text:style-name="T7">mrgv9086/game_pygame</text:span></text:a><text:span text:style-name="T7"> </text:span></text:h>
      <text:h text:style-name="P5" text:outline-level="3">7. Тестовые примеры</text:h>
      <text:p text:style-name="P9">Для проверки работоспособности игры необходимо провести следующие тесты:</text:p>
      <text:list text:style-name="L9">
        <text:list-item>
          <text:p text:style-name="P40"><text:span text:style-name="Strong_20_Emphasis"><text:span text:style-name="T1">Генерация уровней:</text:span></text:span><text:span text:style-name="T1"> Убедиться, что уровни генерируются случайным образом и содержат проходимые области.</text:span></text:p>
        </text:list-item>
        <text:list-item>
          <text:p text:style-name="P40"><text:span text:style-name="Strong_20_Emphasis"><text:span text:style-name="T1">Управление персонажем:</text:span></text:span><text:span text:style-name="T1"> Проверить, что персонаж может свободно перемещаться по уровню и не застревает в стенах.</text:span></text:p>
        </text:list-item>
        <text:list-item>
          <text:p text:style-name="P40"><text:span text:style-name="Strong_20_Emphasis"><text:span text:style-name="T1">Система боя:</text:span></text:span><text:span text:style-name="T1"> Проверить, что игрок может атаковать врагов и наносить им урон, а также что враги могут атаковать игрока.</text:span></text:p>
        </text:list-item>
        <text:list-item>
          <text:p text:style-name="P40"><text:span text:style-name="Strong_20_Emphasis"><text:span text:style-name="T1">Улучшение персонажа:</text:span></text:span><text:span text:style-name="T1"> Проверить, что игрок получает опыт за убийство врагов и может повышать уровень, улучшая свои характеристики.</text:span></text:p>
        </text:list-item>
        <text:list-item>
          <text:p text:style-name="P40"><text:span text:style-name="Strong_20_Emphasis"><text:span text:style-name="T1">Интерфейс:</text:span></text:span><text:span text:style-name="T1"> Проверить, что вся необходимая информация отображается на экране и легко читается.</text:span></text:p>
        </text:list-item>
        <text:list-item>
          <text:p text:style-name="P40"><text:span text:style-name="Strong_20_Emphasis"><text:span text:style-name="T1">Меню:</text:span></text:span><text:span text:style-name="T1"> Проверить, что все пункты меню работают корректно.</text:span></text:p>
        </text:list-item>
        <text:list-item>
          <text:p text:style-name="P40"><text:span text:style-name="Strong_20_Emphasis"><text:span text:style-name="T1">Настройки:</text:span></text:span><text:span text:style-name="T1"> Проверить, что настройки громкости сохраняются и применяются.</text:span></text:p>
        </text:list-item>
        <text:list-item>
          <text:p text:style-name="P40"><text:span text:style-name="Strong_20_Emphasis"><text:span text:style-name="T1">Выбор оружия:</text:span></text:span><text:span text:style-name="T1"> Проверить, что оружие выбирается и меняется.</text:span></text:p>
        </text:list-item>
        <text:list-item>
          <text:p text:style-name="P41"><text:span text:style-name="Strong_20_Emphasis"><text:span text:style-name="T1">Сохранение времени игры:</text:span></text:span><text:span text:style-name="T1"> Проверить, что время игры сохраняется в базу данных.</text:span></text:p>
        </text:list-item>
      </text:list>
      <text:p text:style-name="P17"><text:span text:style-name="Strong_20_Emphasis"><text:span text:style-name="T1">Пример тестового случая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office:value-type="string">
              <text:p text:style-name="P8">Тест</text:p>
            </table:table-cell>
            <table:table-cell table:style-name="Таблица1.A1" office:value-type="string">
              <text:p text:style-name="P8">Описание</text:p>
            </table:table-cell>
            <table:table-cell table:style-name="Таблица1.A1" office:value-type="string">
              <text:p text:style-name="P8">Ожидаемый результат</text:p>
            </table:table-cell>
            <table:table-cell table:style-name="Таблица1.A1" office:value-type="string">
              <text:p text:style-name="P8">Фактический результат</text:p>
            </table:table-cell>
            <table:table-cell table:style-name="Таблица1.A1" office:value-type="string">
              <text:p text:style-name="P8">Пройдено/Не пройдено</text:p>
            </table:table-cell>
          </table:table-row>
        </table:table-header-rows>
        <table:table-row>
          <table:table-cell table:style-name="Таблица1.A1" office:value-type="string">
            <text:p text:style-name="P7">Передвижение персонажа</text:p>
          </table:table-cell>
          <table:table-cell table:style-name="Таблица1.A1" office:value-type="string">
            <text:p text:style-name="P7">Передвинуть персонажа вправо до упора в стену.</text:p>
          </table:table-cell>
          <table:table-cell table:style-name="Таблица1.A1" office:value-type="string">
            <text:p text:style-name="P7">Персонаж должен остановиться перед стеной.</text:p>
          </table:table-cell>
          <table:table-cell table:style-name="Таблица1.A1" office:value-type="string">
            <text:p text:style-name="P11">Персонаж остановился</text:p>
          </table:table-cell>
          <table:table-cell table:style-name="Таблица1.A1" office:value-type="string">
            <text:p text:style-name="P7">Пройдено</text:p>
          </table:table-cell>
        </table:table-row>
        <table:table-row>
          <table:table-cell table:style-name="Таблица1.A1" office:value-type="string">
            <text:p text:style-name="P7">Атака врага</text:p>
          </table:table-cell>
          <table:table-cell table:style-name="Таблица1.A1" office:value-type="string">
            <text:p text:style-name="P7">Навести курсор на врага и нажать левую кнопку мыши.</text:p>
          </table:table-cell>
          <table:table-cell table:style-name="Таблица1.A1" office:value-type="string">
            <text:p text:style-name="P7">Враг должен получить урон.</text:p>
          </table:table-cell>
          <table:table-cell table:style-name="Таблица1.A1" office:value-type="string">
            <text:p text:style-name="P11">Пуля исчезла, у врага отнялось <text:span text:style-name="T10">hp</text:span></text:p>
          </table:table-cell>
          <table:table-cell table:style-name="Таблица1.A1" office:value-type="string">
            <text:p text:style-name="P7">Пройдено</text:p>
          </table:table-cell>
        </table:table-row>
        <table:table-row>
          <table:table-cell table:style-name="Таблица1.A1" office:value-type="string">
            <text:p text:style-name="P7">Повышение уровня</text:p>
          </table:table-cell>
          <table:table-cell table:style-name="Таблица1.A1" office:value-type="string">
            <text:p text:style-name="P7">Убить достаточно врагов, чтобы получить новый уровень.</text:p>
          </table:table-cell>
          <table:table-cell table:style-name="Таблица1.A1" office:value-type="string">
            <text:p text:style-name="P7">На экране должно появиться уведомление о повышении уровня, а характеристики персонажа должны увеличиться.</text:p>
          </table:table-cell>
          <table:table-cell table:style-name="Таблица1.A1" office:value-type="string">
            <text:p text:style-name="P11">Появилось окно с улучшениями</text:p>
          </table:table-cell>
          <table:table-cell table:style-name="Таблица1.A1" office:value-type="string">
            <text:p text:style-name="P12">Пройден<text:span text:style-name="T12">о</text:span></text:p>
          </table:table-cell>
        </table:table-row>
      </table:table>
      <text:h text:style-name="P4" text:outline-level="3"/>
      <text:h text:style-name="P5" text:outline-level="3">8. Описание размещения</text:h>
      <text:p text:style-name="P9">Для развертывания и запуска программы необходимо:</text:p>
      <text:list text:style-name="L10">
        <text:list-item>
          <text:p text:style-name="P24">Убедиться, что установлены Python (версии 3.7 или выше), Pygame и библиотека SQLite3.</text:p>
        </text:list-item>
        <text:list-item>
          <text:p text:style-name="P24">Скопировать все файлы исходного кода в одну директорию.</text:p>
        </text:list-item>
        <text:list-item>
          <text:p text:style-name="P42"><text:span text:style-name="T1">Запустить файл </text:span><text:span text:style-name="Source_20_Text"><text:span text:style-name="T3">main.py</text:span></text:span><text:span text:style-name="T1">.</text:span></text:p>
        </text:list-item>
      </text:list>
      <text:h text:style-name="P4" text:outline-level="3"/>
      <text:h text:style-name="P5" text:outline-level="3">9. Требования к программным и аппаратным средствам</text:h>
      <text:p text:style-name="P9">Требования к программным и аппаратным средствам идентичны требованиям, указанным в руководстве оператора. Для удобства повторим их:</text:p>
      <text:p text:style-name="P9">Для запуска игры Pygame Roguelike необходимы следующие минимальные требования:</text:p>
      <text:list text:style-name="L11">
        <text:list-item>
          <text:p text:style-name="P43"><text:span text:style-name="Strong_20_Emphasis"><text:span text:style-name="T1">Операционная система:</text:span></text:span><text:span text:style-name="T1"> Windows, Linux, macOS.</text:span></text:p>
        </text:list-item>
        <text:list-item>
          <text:p text:style-name="P43"><text:span text:style-name="Strong_20_Emphasis"><text:span text:style-name="T1">Процессор:</text:span></text:span><text:span text:style-name="T1"> Любой современный процессор.</text:span></text:p>
        </text:list-item>
        <text:list-item>
          <text:p text:style-name="P43"><text:span text:style-name="Strong_20_Emphasis"><text:span text:style-name="T1">Оперативная память:</text:span></text:span><text:span text:style-name="T1"> 2 ГБ.</text:span></text:p>
        </text:list-item>
        <text:list-item>
          <text:p text:style-name="P43"><text:span text:style-name="Strong_20_Emphasis"><text:span text:style-name="T1">Видеокарта:</text:span></text:span><text:span text:style-name="T1"> Любая видеокарта с поддержкой OpenGL 2.0.</text:span></text:p>
        </text:list-item>
        <text:list-item>
          <text:p text:style-name="P43"><text:span text:style-name="Strong_20_Emphasis"><text:span text:style-name="T1">Программное обеспечение:</text:span></text:span></text:p>
          <text:list>
            <text:list-item>
              <text:p text:style-name="P25">Python (версии 3.7 или выше).</text:p>
            </text:list-item>
            <text:list-item>
              <text:p text:style-name="P25">Pygame.</text:p>
            </text:list-item>
            <text:list-item>
              <text:p text:style-name="P26">Библиотека SQLite3 (обычно предустановлена с Python).</text:p>
            </text:list-item>
          </text:list>
        </text:list-item>
      </text:list>
      <text:p text:style-name="P17"><text:span text:style-name="Strong_20_Emphasis"><text:span text:style-name="T1">Рекомендации:</text:span></text:span></text:p>
      <text:list text:style-name="L12">
        <text:list-item>
          <text:p text:style-name="P27">Для более комфортной игры рекомендуется использовать процессор с частотой 2 ГГц или выше и 4 ГБ оперативной памяти.</text:p>
        </text:list-item>
        <text:list-item>
          <text:p text:style-name="P28">Для наилучшей производительности рекомендуется использовать дискретную видеокарту.</text:p>
        </text:list-item>
      </text:list>
      <text:p text:style-name="P2"><text:span text:style-name="Strong_20_Emphasis"/>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Symbol" style:display-name="Footnote Symbol" style:family="text"/>
    <style:style style:name="WW8Num4z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8Num2z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4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2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2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2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2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2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2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9:43:17.027000000</meta:creation-date>
    <dc:date>2025-03-21T19:50:41.186000000</dc:date>
    <meta:editing-duration>PT5M46S</meta:editing-duration>
    <meta:editing-cycles>2</meta:editing-cycles>
    <meta:generator>LibreOffice/24.2.0.3$Windows_X86_64 LibreOffice_project/da48488a73ddd66ea24cf16bbc4f7b9c08e9bea1</meta:generator>
    <meta:document-statistic meta:table-count="1" meta:image-count="0" meta:object-count="0" meta:page-count="15" meta:paragraph-count="269" meta:word-count="2140" meta:character-count="15565" meta:non-whitespace-character-count="13767"/>
  </office:meta>
</office:document-meta>
</file>